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bbb" officeooo:paragraph-rsid="0017dbbb"/>
    </style:style>
    <style:style style:name="T1" style:family="text">
      <style:text-properties officeooo:rsid="00191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r um inteiro no C</text:p>
      <text:p text:style-name="P1"/>
      <text:p text:style-name="P1">#include&lt;stdio.h&gt;</text:p>
      <text:p text:style-name="P1">#include&lt;stdlib.h&gt;</text:p>
      <text:p text:style-name="P1"/>
      <text:p text:style-name="P1">int main()</text:p>
      <text:p text:style-name="P1">{</text:p>
      <text:p text:style-name="P1"><text:tab/>int i;</text:p>
      <text:p text:style-name="P1"><text:tab/>char buffer [256];</text:p>
      <text:p text:style-name="P1"/>
      <text:p text:style-name="P1"><text:tab/>printf (“Introduza um número: “);</text:p>
      <text:p text:style-name="P1"><text:tab/>fgets(buffer, 256, stdin); → STDIN Lê do teclado e guarda no vetor</text:p>
      <text:p text:style-name="P1"/>
      <text:p text:style-name="P1"><text:tab/>i = atoi (buffer); → <text:span text:style-name="T1">(ASCII TO INTEGER)</text:span>Faz a conversão</text:p>
      <text:p text:style-name="P1"><text:tab/>printf(“The value entered is %d.”, i); [%d Decimal, %c Caracter, %s String]</text:p>
      <text:p text:style-name="P1"/>
      <text:p text:style-name="P1"><text:tab/>return 0;</text:p>
      <text:p text:style-name="P1"><text:tab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1:19:16.972267070</meta:creation-date>
    <dc:date>2018-02-16T11:23:23.881025659</dc:date>
    <meta:editing-duration>PT4M8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14" meta:word-count="57" meta:character-count="335" meta:non-whitespace-character-count="283"/>
  </office:meta>
</office:document-meta>
</file>